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5EE8000043F3000011E97BE0CA35.svg" manifest:media-type=""/>
  <manifest:file-entry manifest:full-path="Pictures/10000201000005610000016B02248E7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35cm" svg:height="1.41cm" svg:x="0.423cm" svg:y="19.156cm">
          <draw:image xlink:href="Pictures/10000201000005610000016B02248E71.png" xlink:type="simple" xlink:show="embed" xlink:actuate="onLoad"/>
          <draw:image xlink:href="Pictures/10005EE8000043F3000011E97BE0CA35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initial-creator>jourdan-n</meta:initial-creator>
    <meta:creation-date>2009-09-02T11:13:40</meta:creation-date>
    <dc:date>2013-07-20T16:45:22</dc:date>
    <meta:editing-cycles>12</meta:editing-cycles>
    <meta:editing-duration>PT4H40M11S</meta:editing-duration>
    <dc:creator>severo </dc:cre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